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Open Sans1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9.58cm" table:align="left"/>
    </style:style>
    <style:style style:name="Таблица1.A" style:family="table-column">
      <style:table-column-properties style:column-width="3.69cm"/>
    </style:style>
    <style:style style:name="Таблица1.B" style:family="table-column">
      <style:table-column-properties style:column-width="1.466cm"/>
    </style:style>
    <style:style style:name="Таблица1.E" style:family="table-column">
      <style:table-column-properties style:column-width="1.492cm"/>
    </style:style>
    <style:style style:name="Таблица1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1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1.A10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1.B10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2" style:family="table">
      <style:table-properties style:width="10.119cm" table:align="left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1.281cm"/>
    </style:style>
    <style:style style:name="Таблица2.F" style:family="table-column">
      <style:table-column-properties style:column-width="1.307cm"/>
    </style:style>
    <style:style style:name="Таблица2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2.B1" style:family="table-cell">
      <style:table-cell-properties style:vertical-align="middle" fo:padding="0.132cm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2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2.A10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2.B10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4" style:family="table">
      <style:table-properties style:width="14.288cm" table:align="left"/>
    </style:style>
    <style:style style:name="Таблица4.A" style:family="table-column">
      <style:table-column-properties style:column-width="9.454cm"/>
    </style:style>
    <style:style style:name="Таблица4.B" style:family="table-column">
      <style:table-column-properties style:column-width="4.833cm"/>
    </style:style>
    <style:style style:name="Таблица4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4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4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4.B4" style:family="table-cell">
      <style:table-cell-properties style:vertical-align="bottom" fo:padding="0.132cm" fo:border-left="0.05pt solid #808080" fo:border-right="0.75pt solid #808080" fo:border-top="none" fo:border-bottom="0.05pt solid #808080"/>
    </style:style>
    <style:style style:name="Таблица4.A7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4.B7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Таблица5" style:family="table">
      <style:table-properties style:width="7.091cm" table:align="left"/>
    </style:style>
    <style:style style:name="Таблица5.A" style:family="table-column">
      <style:table-column-properties style:column-width="5.292cm"/>
    </style:style>
    <style:style style:name="Таблица5.B" style:family="table-column">
      <style:table-column-properties style:column-width="1.799cm"/>
    </style:style>
    <style:style style:name="Таблица5.A1" style:family="table-cell">
      <style:table-cell-properties style:vertical-align="middle" fo:padding="0.132cm" fo:border-left="0.75pt solid #808080" fo:border-right="0.75pt solid #808080" fo:border-top="0.75pt solid #808080" fo:border-bottom="0.05pt solid #808080"/>
    </style:style>
    <style:style style:name="Таблица5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Таблица5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Таблица5.A9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Таблица5.B9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P1" style:family="paragraph" style:parent-style-name="Text_20_body">
      <style:text-properties officeooo:paragraph-rsid="00114fff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able_20_Contents">
      <style:text-properties officeooo:rsid="001b98bb" officeooo:paragraph-rsid="001b98bb"/>
    </style:style>
    <style:style style:name="P4" style:family="paragraph" style:parent-style-name="Table_20_Contents">
      <style:text-properties fo:font-variant="normal" fo:text-transform="none" fo:color="#222222" style:font-name="arial" fo:font-size="22.5pt" fo:letter-spacing="normal" fo:font-style="normal" fo:font-weight="normal" officeooo:rsid="001b98bb" officeooo:paragraph-rsid="001b98bb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officeooo:rsid="0012200b" officeooo:paragraph-rsid="0012200b"/>
    </style:style>
    <style:style style:name="P8" style:family="paragraph" style:parent-style-name="Text_20_body" style:list-style-name="L2">
      <style:text-properties officeooo:rsid="00114fff" officeooo:paragraph-rsid="00114fff"/>
    </style:style>
    <style:style style:name="P9" style:family="paragraph" style:parent-style-name="Text_20_body" style:list-style-name="L3">
      <style:text-properties officeooo:paragraph-rsid="00132892"/>
    </style:style>
    <style:style style:name="P10" style:family="paragraph" style:parent-style-name="Text_20_body" style:list-style-name="L4"/>
    <style:style style:name="P11" style:family="paragraph" style:parent-style-name="Text_20_body">
      <style:text-properties officeooo:paragraph-rsid="001cef03"/>
    </style:style>
    <style:style style:name="P12" style:family="paragraph" style:parent-style-name="Text_20_body" style:list-style-name="L2">
      <style:text-properties fo:font-variant="normal" fo:text-transform="none" fo:color="#1d1d1d" style:font-name="Open Sans" fo:font-size="12pt" fo:letter-spacing="normal" fo:font-style="normal" fo:font-weight="normal" officeooo:rsid="001cef03" officeooo:paragraph-rsid="001cef03" style:font-size-asian="12pt" style:font-size-complex="12pt"/>
    </style:style>
    <style:style style:name="P13" style:family="paragraph" style:parent-style-name="Text_20_body">
      <style:text-properties officeooo:paragraph-rsid="001ddbee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114fff" officeooo:paragraph-rsid="00114fff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able_20_Contents">
      <style:text-properties officeooo:rsid="001ddbee" officeooo:paragraph-rsid="001ddbee"/>
    </style:style>
    <style:style style:name="T1" style:family="text">
      <style:text-properties officeooo:rsid="000f7643"/>
    </style:style>
    <style:style style:name="T2" style:family="text">
      <style:text-properties fo:font-variant="normal" fo:text-transform="none" fo:color="#1d1d1d" style:font-name="Open Sans1" fo:font-size="13.5pt" fo:letter-spacing="normal" fo:font-style="normal" fo:font-weight="normal"/>
    </style:style>
    <style:style style:name="T3" style:family="text">
      <style:text-properties fo:font-variant="normal" fo:text-transform="none" fo:color="#1d1d1d" style:font-name="Open Sans1" fo:font-size="12pt" fo:letter-spacing="normal" fo:font-style="normal" fo:font-weight="normal" style:font-size-asian="12pt" style:font-size-complex="12pt"/>
    </style:style>
    <style:style style:name="T4" style:family="text">
      <style:text-properties officeooo:rsid="00114fff"/>
    </style:style>
    <style:style style:name="T5" style:family="text">
      <style:text-properties officeooo:rsid="0012200b"/>
    </style:style>
    <style:style style:name="T6" style:family="text">
      <style:text-properties officeooo:rsid="00132892"/>
    </style:style>
    <style:style style:name="T7" style:family="text">
      <style:text-properties officeooo:rsid="0013e440"/>
    </style:style>
    <style:style style:name="T8" style:family="text">
      <style:text-properties officeooo:rsid="001459fa"/>
    </style:style>
    <style:style style:name="T9" style:family="text">
      <style:text-properties officeooo:rsid="001a97da"/>
    </style:style>
    <style:style style:name="T10" style:family="text">
      <style:text-properties officeooo:rsid="001b98bb"/>
    </style:style>
    <style:style style:name="T11" style:family="text">
      <style:text-properties officeooo:rsid="001cef03"/>
    </style:style>
    <style:style style:name="T12" style:family="text">
      <style:text-properties officeooo:rsid="001ddbee"/>
    </style:style>
    <style:style style:name="T13" style:family="text">
      <style:text-properties fo:font-size="12pt" officeooo:rsid="00114fff" style:font-size-asian="12pt" style:font-size-complex="12pt"/>
    </style:style>
    <style:style style:name="T14" style:family="text">
      <style:text-properties officeooo:rsid="001fc72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Краткий инвестиционный меморандум</text:h>
      <text:p text:style-name="P11">В бизнес-плане мы рассмотрим запуск <text:span text:style-name="T1">браузера</text:span> с полной и актуальной информацией о жизни <text:span text:style-name="T1">проекта</text:span>. <text:span text:style-name="T1">Браузер который управляется мыслью</text:span>, интересен всем в возрасте от <text:span text:style-name="T1">1</text:span>2 до <text:span text:style-name="T1">50</text:span> лет, что обеспечивает постоянный высокий трафик и делает <text:span text:style-name="T1">проект</text:span> востребованным среди рекламодателей. <text:span text:style-name="T11">Так же данный браузер является первым шагом в создании замкнутой инфраструктуры управляемой мыслью.</text:span></text:p>
      <text:p text:style-name="P11">Интернет-реклама на сегодняшний день находится на втором месте по занимаемой доле на рынке в целом и демонстрирует положительную динамику роста, в отличие от других сегментов рекламного рынка.</text:p>
      <text:p text:style-name="P1">Основной источник дохода проекта — продажа рекламы.</text:p>
      <text:p text:style-name="Text_20_body">Перечень рекламных продуктов:</text:p>
      <text:list xml:id="list2786609701" text:style-name="L1">
        <text:list-item>
          <text:p text:style-name="P14">Баннерная реклама</text:p>
        </text:list-item>
        <text:list-item>
          <text:p text:style-name="P15"><text:span text:style-name="T11">Т</text:span>аргетированная реклама</text:p>
        </text:list-item>
        <text:list-item>
          <text:p text:style-name="P6">Размещение компании в справочнике предприятий</text:p>
        </text:list-item>
      </text:list>
      <text:p text:style-name="Text_20_body">Для продвижения проекта среди <text:span text:style-name="T4">людей</text:span> используется разнообразные партнёрские и бартерные программы, онлайн кампании.</text:p>
      <text:p text:style-name="Text_20_body">На запуск проекта и полной подготовки <text:s/>потребуется <text:span text:style-name="T4">пол года</text:span>.</text:p>
      <text:p text:style-name="Text_20_body">Для дальнейшего функционирования проекта необходимо набрать в штат сотрудников по следующим позициям: <text:span text:style-name="T4">front-end, back-end, </text:span>менеджеры по продажам, <text:span text:style-name="T11">c++ ПО dev</text:span>.</text:p>
      <text:h text:style-name="Heading_20_2" text:outline-level="2">2. Описание бизнеса, продукта или услуги</text:h>
      <text:p text:style-name="P1">Концепция — позиционирование себя как <text:span text:style-name="T4">браузера</text:span> с <text:span text:style-name="T4">следующим функционалом:</text:span></text:p>
      <text:list xml:id="list3099903061" text:style-name="L2">
        <text:list-item>
          <text:p text:style-name="P12">Браузер управляется мыслью, подумайте об открытии youtube/написании текста и оно моментально будет воспроизведено</text:p>
        </text:list-item>
        <text:list-item>
          <text:p text:style-name="P8">CPU control</text:p>
        </text:list-item>
        <text:list-item>
          <text:p text:style-name="P8">RAM control</text:p>
        </text:list-item>
        <text:list-item>
          <text:p text:style-name="P7">URANIUM design(смена темы и самого дизайна)</text:p>
        </text:list-item>
      </text:list>
      <text:p text:style-name="P13"><text:span text:style-name="T13"><text:s/></text:span><text:span text:style-name="T3">То что мы хотим сделать, перевернет целую индустрию. Философия этого устройства важна так же как и его предназначение, это вещь для души, а когда вы можете затронуть чью то душу - это безценно</text:span><text:span text:style-name="T2">. </text:span>Поэтому весь контент направлен <text:span text:style-name="T5">на всех людей</text:span>, тем самым создавая всегда в достаточной степени интересный рекламодателям.</text:p>
      <text:p text:style-name="Text_20_body">Подобные проекты интересны и доступны достаточно широкой аудитории пользователей <text:span text:style-name="T5">из-за цен(браузер - free)</text:span>, во-первых, благодаря высокой динамике развития <text:span text:style-name="T5">инноваций</text:span>, а во-вторых, чёткой и доступной концепции. Преимуществ<text:span text:style-name="T5">ом будет отсутствие конкурентов на данном рынке</text:span>, так как главный язык проекта — <text:span text:style-name="T5">английский</text:span>, что делает <text:span text:style-name="T5">браузер</text:span> доступными для восприятия <text:span text:style-name="T5">50% населения Земли</text:span>.</text:p>
      <text:p text:style-name="Text_20_body"><text:soft-page-break/>Целевой аудиторией явля<text:span text:style-name="T12">ю</text:span>тся <text:span text:style-name="T12">все люди от детей до пожилых людей</text:span>.</text:p>
      <text:p text:style-name="Text_20_body"><text:span text:style-name="Strong_20_Emphasis">Баннерная реклама</text:span></text:p>
      <text:p text:style-name="Text_20_body">Баннерная реклама — это анимационная рекламная картинка с информацией о компании клиента, при нажатии на которую пользователь переходит на официальный сайт клиента.</text:p>
      <text:p text:style-name="Text_20_body">Цель баннера — привлечь потенциальных клиентов и повысить узнаваемость и популярность бренда за счёт визуализации и «продающего» текста.</text:p>
      <text:p text:style-name="Text_20_body">Баннерная реклама нужна для оповещения широкой аудитории об акциях, товарах и услугах компании клиента и привлечения потенциальных клиентов, для дополнительного пиара и информирования.</text:p>
      <text:p text:style-name="Text_20_body">Преимущества баннерной рекламы:</text:p>
      <text:list xml:id="list3395931791" text:style-name="L3">
        <text:list-item>
          <text:p text:style-name="P16">Имиджевая реклама,</text:p>
        </text:list-item>
        <text:list-item>
          <text:p text:style-name="P16">Привлечение широкой аудитории в короткие сроки,</text:p>
        </text:list-item>
        <text:list-item>
          <text:p text:style-name="P16">Получение моментального отклика для объявления клиента,</text:p>
        </text:list-item>
        <text:list-item>
          <text:p text:style-name="P16">Предоставление статистики кликов и показов клиенту,</text:p>
        </text:list-item>
        <text:list-item>
          <text:p text:style-name="P16">Оперативность внесения исправлений в рекламный макет,</text:p>
        </text:list-item>
        <text:list-item>
          <text:p text:style-name="P16">Увеличение трафика на сайт клиента,</text:p>
        </text:list-item>
        <text:list-item>
          <text:p text:style-name="P9">Получение таргетированной рекламной аудитории.</text:p>
        </text:list-item>
      </text:list>
      <text:h text:style-name="Heading_20_2" text:outline-level="2">3. Описание рынка сбыта</text:h>
      <text:p text:style-name="Text_20_body">По данным аналитиков, в 2012 году объём рынка рекламы оценивался в 8,76 миллиарда долларов, тогда как по итогам 2013 года более чем удвоился. В 2014 он в итоге может добиться 31,45 миллиарда долларов — на 75% больше, чем годом ранее — и составить почти четверть всего рынка digital-рекламы, а к 201<text:span text:style-name="T7">9</text:span> году достичь отметки в 94,9 миллиарда долларов, прогнозируют в eMarketer. Однако темпы роста рынка будут неизбежно снижаться — с почти 120% в 2012 году до 22% в 201<text:span text:style-name="T7">9 </text:span>году.</text:p>
      <text:p text:style-name="Text_20_body">Ассоциация коммуникационных агентств России (АКАР) подсчитала, что по итогам первого квартала 2014 г. российский рынок рекламы вырос на 9% — до 77 млрд. руб. без НДС. При этом все сегмент, кроме рекламы в печатных СМИ, продемонстрировали рост.</text:p>
      <text:p text:style-name="Text_20_body">Интернет стал вторым (после телевизионной рекламы) по величине сегментом рекламного рынка: его объём по итогам первого квартала вырос на 25% — до 16,6 млрд. руб.</text:p>
      <text:p text:style-name="Text_20_body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>
          <table:table-cell table:style-name="Таблица1.A1" office:value-type="string">
            <text:p text:style-name="P5"><text:span text:style-name="Strong_20_Emphasis">Сегменты рынка</text:span></text:p>
          </table:table-cell>
          <table:table-cell table:style-name="Таблица1.B1" office:value-type="string">
            <text:p text:style-name="P5"><text:span text:style-name="Strong_20_Emphasis">2010</text:span></text:p>
          </table:table-cell>
          <table:table-cell table:style-name="Таблица1.B1" office:value-type="string">
            <text:p text:style-name="P5"><text:span text:style-name="Strong_20_Emphasis">2011</text:span></text:p>
          </table:table-cell>
          <table:table-cell table:style-name="Таблица1.B1" office:value-type="string">
            <text:p text:style-name="P5"><text:span text:style-name="Strong_20_Emphasis">2012</text:span></text:p>
          </table:table-cell>
          <table:table-cell table:style-name="Таблица1.B1" office:value-type="string">
            <text:p text:style-name="P5"><text:span text:style-name="Strong_20_Emphasis">2013</text:span></text:p>
          </table:table-cell>
        </table:table-row>
        <table:table-row>
          <table:table-cell table:style-name="Таблица1.A2" office:value-type="string">
            <text:p text:style-name="P5">ТВ</text:p>
          </table:table-cell>
          <table:table-cell table:style-name="Таблица1.B2" office:value-type="string">
            <text:p text:style-name="P5">110,80</text:p>
          </table:table-cell>
          <table:table-cell table:style-name="Таблица1.B2" office:value-type="string">
            <text:p text:style-name="P5">131,00</text:p>
          </table:table-cell>
          <table:table-cell table:style-name="Таблица1.B2" office:value-type="string">
            <text:p text:style-name="P5">143,20</text:p>
          </table:table-cell>
          <table:table-cell table:style-name="Таблица1.B2" office:value-type="string">
            <text:p text:style-name="P5">156,20</text:p>
          </table:table-cell>
        </table:table-row>
        <table:table-row>
          <table:table-cell table:style-name="Таблица1.A2" office:value-type="string">
            <text:p text:style-name="P5">Интернет</text:p>
          </table:table-cell>
          <table:table-cell table:style-name="Таблица1.B2" office:value-type="string">
            <text:p text:style-name="P5">26,76</text:p>
          </table:table-cell>
          <table:table-cell table:style-name="Таблица1.B2" office:value-type="string">
            <text:p text:style-name="P5">41,80</text:p>
          </table:table-cell>
          <table:table-cell table:style-name="Таблица1.B2" office:value-type="string">
            <text:p text:style-name="P5">56,30</text:p>
          </table:table-cell>
          <table:table-cell table:style-name="Таблица1.B2" office:value-type="string">
            <text:p text:style-name="P5">71,70</text:p>
          </table:table-cell>
        </table:table-row>
        <table:table-row>
          <table:table-cell table:style-name="Таблица1.A2" office:value-type="string">
            <text:p text:style-name="P5">Дисплей</text:p>
          </table:table-cell>
          <table:table-cell table:style-name="Таблица1.B2" office:value-type="string">
            <text:p text:style-name="P5">10,50</text:p>
          </table:table-cell>
          <table:table-cell table:style-name="Таблица1.B2" office:value-type="string">
            <text:p text:style-name="P5">15,30</text:p>
          </table:table-cell>
          <table:table-cell table:style-name="Таблица1.B2" office:value-type="string">
            <text:p text:style-name="P5">17,90</text:p>
          </table:table-cell>
          <table:table-cell table:style-name="Таблица1.B2" office:value-type="string">
            <text:p text:style-name="P5">20,10</text:p>
          </table:table-cell>
        </table:table-row>
        <text:soft-page-break/>
        <table:table-row>
          <table:table-cell table:style-name="Таблица1.A2" office:value-type="string">
            <text:p text:style-name="P5">Контекст</text:p>
          </table:table-cell>
          <table:table-cell table:style-name="Таблица1.B2" office:value-type="string">
            <text:p text:style-name="P5">16,26</text:p>
          </table:table-cell>
          <table:table-cell table:style-name="Таблица1.B2" office:value-type="string">
            <text:p text:style-name="P5">26,50</text:p>
          </table:table-cell>
          <table:table-cell table:style-name="Таблица1.B2" office:value-type="string">
            <text:p text:style-name="P5">38,40</text:p>
          </table:table-cell>
          <table:table-cell table:style-name="Таблица1.B2" office:value-type="string">
            <text:p text:style-name="P5">51,60</text:p>
          </table:table-cell>
        </table:table-row>
        <table:table-row>
          <table:table-cell table:style-name="Таблица1.A2" office:value-type="string">
            <text:p text:style-name="P5">Пресса</text:p>
          </table:table-cell>
          <table:table-cell table:style-name="Таблица1.B2" office:value-type="string">
            <text:p text:style-name="P5">38,00</text:p>
          </table:table-cell>
          <table:table-cell table:style-name="Таблица1.B2" office:value-type="string">
            <text:p text:style-name="P5">40,00</text:p>
          </table:table-cell>
          <table:table-cell table:style-name="Таблица1.B2" office:value-type="string">
            <text:p text:style-name="P5">41,20</text:p>
          </table:table-cell>
          <table:table-cell table:style-name="Таблица1.B2" office:value-type="string">
            <text:p text:style-name="P5">37,00</text:p>
          </table:table-cell>
        </table:table-row>
        <table:table-row>
          <table:table-cell table:style-name="Таблица1.A2" office:value-type="string">
            <text:p text:style-name="P5">Наружная реклама</text:p>
          </table:table-cell>
          <table:table-cell table:style-name="Таблица1.B2" office:value-type="string">
            <text:p text:style-name="P5">29,70</text:p>
          </table:table-cell>
          <table:table-cell table:style-name="Таблица1.B2" office:value-type="string">
            <text:p text:style-name="P5">34,40</text:p>
          </table:table-cell>
          <table:table-cell table:style-name="Таблица1.B2" office:value-type="string">
            <text:p text:style-name="P5">37,70</text:p>
          </table:table-cell>
          <table:table-cell table:style-name="Таблица1.B2" office:value-type="string">
            <text:p text:style-name="P5">40,70</text:p>
          </table:table-cell>
        </table:table-row>
        <table:table-row>
          <table:table-cell table:style-name="Таблица1.A2" office:value-type="string">
            <text:p text:style-name="P5">Радио</text:p>
          </table:table-cell>
          <table:table-cell table:style-name="Таблица1.B2" office:value-type="string">
            <text:p text:style-name="P5">10,30</text:p>
          </table:table-cell>
          <table:table-cell table:style-name="Таблица1.B2" office:value-type="string">
            <text:p text:style-name="P5">11,80</text:p>
          </table:table-cell>
          <table:table-cell table:style-name="Таблица1.B2" office:value-type="string">
            <text:p text:style-name="P5">14,60</text:p>
          </table:table-cell>
          <table:table-cell table:style-name="Таблица1.B2" office:value-type="string">
            <text:p text:style-name="P5">16,50</text:p>
          </table:table-cell>
        </table:table-row>
        <table:table-row>
          <table:table-cell table:style-name="Таблица1.A2" office:value-type="string">
            <text:p text:style-name="P5">Другие медиа</text:p>
          </table:table-cell>
          <table:table-cell table:style-name="Таблица1.B2" office:value-type="string">
            <text:p text:style-name="P5">3,10</text:p>
          </table:table-cell>
          <table:table-cell table:style-name="Таблица1.B2" office:value-type="string">
            <text:p text:style-name="P5">4,10</text:p>
          </table:table-cell>
          <table:table-cell table:style-name="Таблица1.B2" office:value-type="string">
            <text:p text:style-name="P5">4,90</text:p>
          </table:table-cell>
          <table:table-cell table:style-name="Таблица1.B2" office:value-type="string">
            <text:p text:style-name="P5">5,70</text:p>
          </table:table-cell>
        </table:table-row>
        <table:table-row>
          <table:table-cell table:style-name="Таблица1.A10" office:value-type="string">
            <text:p text:style-name="P5"><text:span text:style-name="Strong_20_Emphasis">Весь рынок</text:span></text:p>
          </table:table-cell>
          <table:table-cell table:style-name="Таблица1.B10" office:value-type="string">
            <text:p text:style-name="P5"><text:span text:style-name="Strong_20_Emphasis">218,66</text:span></text:p>
          </table:table-cell>
          <table:table-cell table:style-name="Таблица1.B10" office:value-type="string">
            <text:p text:style-name="P5"><text:span text:style-name="Strong_20_Emphasis">263,40</text:span></text:p>
          </table:table-cell>
          <table:table-cell table:style-name="Таблица1.B10" office:value-type="string">
            <text:p text:style-name="P5"><text:span text:style-name="Strong_20_Emphasis">297,90</text:span></text:p>
          </table:table-cell>
          <table:table-cell table:style-name="Таблица1.B10" office:value-type="string">
            <text:p text:style-name="P5"><text:span text:style-name="Strong_20_Emphasis">327,80</text:span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row>
          <table:table-cell table:style-name="Таблица2.A1" office:value-type="string">
            <text:p text:style-name="P5"><text:span text:style-name="Strong_20_Emphasis">Сегменты рынка</text:span></text:p>
          </table:table-cell>
          <table:table-cell table:style-name="Таблица2.B1" office:value-type="string">
            <text:p text:style-name="P5"><text:span text:style-name="Strong_20_Emphasis">2010</text:span></text:p>
          </table:table-cell>
          <table:table-cell table:style-name="Таблица2.B1" office:value-type="string">
            <text:p text:style-name="P5"><text:span text:style-name="Strong_20_Emphasis">2011</text:span></text:p>
          </table:table-cell>
          <table:table-cell table:style-name="Таблица2.B1" office:value-type="string">
            <text:p text:style-name="P5"><text:span text:style-name="Strong_20_Emphasis">2012</text:span></text:p>
          </table:table-cell>
          <table:table-cell table:style-name="Таблица2.B1" office:value-type="string">
            <text:p text:style-name="P5"><text:span text:style-name="Strong_20_Emphasis">2013</text:span></text:p>
          </table:table-cell>
          <table:table-cell table:style-name="Таблица2.B1" office:value-type="string">
            <text:p text:style-name="P5"><text:span text:style-name="Strong_20_Emphasis">2014</text:span></text:p>
          </table:table-cell>
        </table:table-row>
        <table:table-row>
          <table:table-cell table:style-name="Таблица2.A2" office:value-type="string">
            <text:p text:style-name="P5">ТВ</text:p>
          </table:table-cell>
          <table:table-cell table:style-name="Таблица2.B2" office:value-type="string">
            <text:p text:style-name="P5">51%</text:p>
          </table:table-cell>
          <table:table-cell table:style-name="Таблица2.B2" office:value-type="string">
            <text:p text:style-name="P5">50%</text:p>
          </table:table-cell>
          <table:table-cell table:style-name="Таблица2.B2" office:value-type="string">
            <text:p text:style-name="P5">48%</text:p>
          </table:table-cell>
          <table:table-cell table:style-name="Таблица2.B2" office:value-type="string">
            <text:p text:style-name="P5">48%</text:p>
          </table:table-cell>
          <table:table-cell table:style-name="Таблица2.B2" office:value-type="string">
            <text:p text:style-name="P5">48%</text:p>
          </table:table-cell>
        </table:table-row>
        <table:table-row>
          <table:table-cell table:style-name="Таблица2.A2" office:value-type="string">
            <text:p text:style-name="P5">Интернет</text:p>
          </table:table-cell>
          <table:table-cell table:style-name="Таблица2.B2" office:value-type="string">
            <text:p text:style-name="P5">12%</text:p>
          </table:table-cell>
          <table:table-cell table:style-name="Таблица2.B2" office:value-type="string">
            <text:p text:style-name="P5">16%</text:p>
          </table:table-cell>
          <table:table-cell table:style-name="Таблица2.B2" office:value-type="string">
            <text:p text:style-name="P5">19%</text:p>
          </table:table-cell>
          <table:table-cell table:style-name="Таблица2.B2" office:value-type="string">
            <text:p text:style-name="P5">22%</text:p>
          </table:table-cell>
          <table:table-cell table:style-name="Таблица2.B2" office:value-type="string">
            <text:p text:style-name="P5">25%</text:p>
          </table:table-cell>
        </table:table-row>
        <table:table-row>
          <table:table-cell table:style-name="Таблица2.A2" office:value-type="string">
            <text:p text:style-name="P5">Дисплей</text:p>
          </table:table-cell>
          <table:table-cell table:style-name="Таблица2.B2" office:value-type="string">
            <text:p text:style-name="P5">5%</text:p>
          </table:table-cell>
          <table:table-cell table:style-name="Таблица2.B2" office:value-type="string">
            <text:p text:style-name="P5">6%</text:p>
          </table:table-cell>
          <table:table-cell table:style-name="Таблица2.B2" office:value-type="string">
            <text:p text:style-name="P5">6%</text:p>
          </table:table-cell>
          <table:table-cell table:style-name="Таблица2.B2" office:value-type="string">
            <text:p text:style-name="P5">6%</text:p>
          </table:table-cell>
          <table:table-cell table:style-name="Таблица2.B2" office:value-type="string">
            <text:p text:style-name="P5">7%</text:p>
          </table:table-cell>
        </table:table-row>
        <table:table-row>
          <table:table-cell table:style-name="Таблица2.A2" office:value-type="string">
            <text:p text:style-name="P5">Контекст</text:p>
          </table:table-cell>
          <table:table-cell table:style-name="Таблица2.B2" office:value-type="string">
            <text:p text:style-name="P5">7%</text:p>
          </table:table-cell>
          <table:table-cell table:style-name="Таблица2.B2" office:value-type="string">
            <text:p text:style-name="P5">10%</text:p>
          </table:table-cell>
          <table:table-cell table:style-name="Таблица2.B2" office:value-type="string">
            <text:p text:style-name="P5">13%</text:p>
          </table:table-cell>
          <table:table-cell table:style-name="Таблица2.B2" office:value-type="string">
            <text:p text:style-name="P5">16%</text:p>
          </table:table-cell>
          <table:table-cell table:style-name="Таблица2.B2" office:value-type="string">
            <text:p text:style-name="P5">18%</text:p>
          </table:table-cell>
        </table:table-row>
        <table:table-row>
          <table:table-cell table:style-name="Таблица2.A2" office:value-type="string">
            <text:p text:style-name="P5">Пресса</text:p>
          </table:table-cell>
          <table:table-cell table:style-name="Таблица2.B2" office:value-type="string">
            <text:p text:style-name="P5">17%</text:p>
          </table:table-cell>
          <table:table-cell table:style-name="Таблица2.B2" office:value-type="string">
            <text:p text:style-name="P5">15%</text:p>
          </table:table-cell>
          <table:table-cell table:style-name="Таблица2.B2" office:value-type="string">
            <text:p text:style-name="P5">14%</text:p>
          </table:table-cell>
          <table:table-cell table:style-name="Таблица2.B2" office:value-type="string">
            <text:p text:style-name="P5">11%</text:p>
          </table:table-cell>
          <table:table-cell table:style-name="Таблица2.B2" office:value-type="string">
            <text:p text:style-name="P5">9%</text:p>
          </table:table-cell>
        </table:table-row>
        <table:table-row>
          <table:table-cell table:style-name="Таблица2.A2" office:value-type="string">
            <text:p text:style-name="P5">Наружная реклама</text:p>
          </table:table-cell>
          <table:table-cell table:style-name="Таблица2.B2" office:value-type="string">
            <text:p text:style-name="P5">15%</text:p>
          </table:table-cell>
          <table:table-cell table:style-name="Таблица2.B2" office:value-type="string">
            <text:p text:style-name="P5">13%</text:p>
          </table:table-cell>
          <table:table-cell table:style-name="Таблица2.B2" office:value-type="string">
            <text:p text:style-name="P5">13%</text:p>
          </table:table-cell>
          <table:table-cell table:style-name="Таблица2.B2" office:value-type="string">
            <text:p text:style-name="P5">12%</text:p>
          </table:table-cell>
          <table:table-cell table:style-name="Таблица2.B2" office:value-type="string">
            <text:p text:style-name="P5">11%</text:p>
          </table:table-cell>
        </table:table-row>
        <table:table-row>
          <table:table-cell table:style-name="Таблица2.A2" office:value-type="string">
            <text:p text:style-name="P5">Радио</text:p>
          </table:table-cell>
          <table:table-cell table:style-name="Таблица2.B2" office:value-type="string">
            <text:p text:style-name="P5">5%</text:p>
          </table:table-cell>
          <table:table-cell table:style-name="Таблица2.B2" office:value-type="string">
            <text:p text:style-name="P5">4%</text:p>
          </table:table-cell>
          <table:table-cell table:style-name="Таблица2.B2" office:value-type="string">
            <text:p text:style-name="P5">5%</text:p>
          </table:table-cell>
          <table:table-cell table:style-name="Таблица2.B2" office:value-type="string">
            <text:p text:style-name="P5">5%</text:p>
          </table:table-cell>
          <table:table-cell table:style-name="Таблица2.B2" office:value-type="string">
            <text:p text:style-name="P5">5%</text:p>
          </table:table-cell>
        </table:table-row>
        <table:table-row>
          <table:table-cell table:style-name="Таблица2.A2" office:value-type="string">
            <text:p text:style-name="P5">Другие медиа</text:p>
          </table:table-cell>
          <table:table-cell table:style-name="Таблица2.B2" office:value-type="string">
            <text:p text:style-name="P5">1%</text:p>
          </table:table-cell>
          <table:table-cell table:style-name="Таблица2.B2" office:value-type="string">
            <text:p text:style-name="P5">2%</text:p>
          </table:table-cell>
          <table:table-cell table:style-name="Таблица2.B2" office:value-type="string">
            <text:p text:style-name="P5">2%</text:p>
          </table:table-cell>
          <table:table-cell table:style-name="Таблица2.B2" office:value-type="string">
            <text:p text:style-name="P5">2%</text:p>
          </table:table-cell>
          <table:table-cell table:style-name="Таблица2.B2" office:value-type="string">
            <text:p text:style-name="P5">2%</text:p>
          </table:table-cell>
        </table:table-row>
        <table:table-row>
          <table:table-cell table:style-name="Таблица2.A10" office:value-type="string">
            <text:p text:style-name="P5"><text:span text:style-name="Strong_20_Emphasis">Весь рынок</text:span></text:p>
          </table:table-cell>
          <table:table-cell table:style-name="Таблица2.B10" office:value-type="string">
            <text:p text:style-name="P5">100%</text:p>
          </table:table-cell>
          <table:table-cell table:style-name="Таблица2.B10" office:value-type="string">
            <text:p text:style-name="P5">100%</text:p>
          </table:table-cell>
          <table:table-cell table:style-name="Таблица2.B10" office:value-type="string">
            <text:p text:style-name="P5">100%</text:p>
          </table:table-cell>
          <table:table-cell table:style-name="Таблица2.B10" office:value-type="string">
            <text:p text:style-name="P5">100%</text:p>
          </table:table-cell>
          <table:table-cell table:style-name="Таблица2.B10" office:value-type="string">
            <text:p text:style-name="P5">100%</text:p>
          </table:table-cell>
        </table:table-row>
      </table:table>
      <text:p text:style-name="Text_20_body">2008 г. — интернет — единственным не сократил рост/долю в ледниковый период.</text:p>
      <text:p text:style-name="Text_20_body">2009-2013 гг. — интернет «доедает» аудиторию и бюджеты пресса.</text:p>
      <text:p text:style-name="Text_20_body">2013-2014 гг. — на наружную рекламу «упал метеорит». Часть бюджетов ушло в интернет.</text:p>
      <text:p text:style-name="Text_20_body">2009 — 2014 гг. — доля интернета увеличивается («съели» рынок газетных объявлений)</text:p>
      <text:p text:style-name="Text_20_body">2013 г. — видео реклама в интернете начинает составлять конкуренцию ТВ-рынку.</text:p>
      <text:p text:style-name="Text_20_body">2014 г. — доля интернет-рекламы достигает 25% рекламного рынка России.</text:p>
      <text:h text:style-name="Heading_20_2" text:outline-level="2"><text:soft-page-break/><text:span text:style-name="T12">4</text:span>. Финансовый план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Table_20_Contents"><text:span text:style-name="Strong_20_Emphasis">Инвестиции на открытие</text:span></text:p>
          </table:table-cell>
          <table:covered-table-cell/>
        </table:table-row>
        <table:table-row>
          <table:table-cell table:style-name="Таблица4.A2" office:value-type="string">
            <text:p text:style-name="Table_20_Contents">Регистрация, включая получение всех разрешений</text:p>
          </table:table-cell>
          <table:table-cell table:style-name="Таблица4.B2" office:value-type="string">
            <text:p text:style-name="P3"><text:span text:style-name="T12">30</text:span>0 - <text:span text:style-name="T12">1000</text:span>$</text:p>
          </table:table-cell>
        </table:table-row>
        <table:table-row>
          <table:table-cell table:style-name="Таблица4.A2" office:value-type="string">
            <text:p text:style-name="Table_20_Contents">Разработка</text:p>
          </table:table-cell>
          <table:table-cell table:style-name="Таблица4.B2" office:value-type="string">
            <text:p text:style-name="P18">99 495$</text:p>
          </table:table-cell>
        </table:table-row>
        <table:table-row>
          <table:table-cell table:style-name="Таблица4.A2" office:value-type="string">
            <text:p text:style-name="Table_20_Contents">Рекламная кампания</text:p>
          </table:table-cell>
          <table:table-cell table:style-name="Таблица4.B4" office:value-type="string">
            <text:p text:style-name="P3"><text:span text:style-name="T14">5</text:span>0 000$</text:p>
          </table:table-cell>
        </table:table-row>
        <table:table-row>
          <table:table-cell table:style-name="Таблица4.A2" office:value-type="string">
            <text:p text:style-name="P18">Тестирование </text:p>
          </table:table-cell>
          <table:table-cell table:style-name="Таблица4.B2" office:value-type="string">
            <text:p text:style-name="P18">299$</text:p>
          </table:table-cell>
        </table:table-row>
        <table:table-row>
          <table:table-cell table:style-name="Таблица4.A2" office:value-type="string">
            <text:p text:style-name="Table_20_Contents">Прочее</text:p>
          </table:table-cell>
          <table:table-cell table:style-name="Таблица4.B2" office:value-type="string">
            <text:p text:style-name="Table_20_Contents">10<text:span text:style-name="T10">0$</text:span></text:p>
          </table:table-cell>
        </table:table-row>
        <table:table-row>
          <table:table-cell table:style-name="Таблица4.A7" office:value-type="string">
            <text:p text:style-name="Table_20_Contents">Итого</text:p>
          </table:table-cell>
          <table:table-cell table:style-name="Таблица4.B7" office:value-type="string">
            <text:p text:style-name="P4"><text:span text:style-name="T14">150 200</text:span>$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Table_20_Contents"><text:span text:style-name="Strong_20_Emphasis">Ежемесячные затраты</text:span></text:p>
          </table:table-cell>
          <table:covered-table-cell/>
        </table:table-row>
        <table:table-row>
          <table:table-cell table:style-name="Таблица5.A2" office:value-type="string">
            <text:p text:style-name="Table_20_Contents">ФОТ (включая отчисления)</text:p>
          </table:table-cell>
          <table:table-cell table:style-name="Таблица5.B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Table_20_Contents">Аренда</text:p>
          </table:table-cell>
          <table:table-cell table:style-name="Таблица5.B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Table_20_Contents">ИТ-поддержка</text:p>
          </table:table-cell>
          <table:table-cell table:style-name="Таблица5.B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Table_20_Contents">Коммунальные услуги</text:p>
          </table:table-cell>
          <table:table-cell table:style-name="Таблица5.B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Table_20_Contents">Реклама</text:p>
          </table:table-cell>
          <table:table-cell table:style-name="Таблица5.B2" office:value-type="string">
            <text:p text:style-name="Table_20_Contents">3000<text:span text:style-name="T10">$</text:span></text:p>
          </table:table-cell>
        </table:table-row>
        <table:table-row>
          <table:table-cell table:style-name="Таблица5.A2" office:value-type="string">
            <text:p text:style-name="Table_20_Contents">Бухгалтерия (удаленная)</text:p>
          </table:table-cell>
          <table:table-cell table:style-name="Таблица5.B2" office:value-type="string">
            <text:p text:style-name="P3">0</text:p>
          </table:table-cell>
        </table:table-row>
        <table:table-row>
          <table:table-cell table:style-name="Таблица5.A2" office:value-type="string">
            <text:p text:style-name="Table_20_Contents">Непредвиденные расходы</text:p>
          </table:table-cell>
          <table:table-cell table:style-name="Таблица5.B2" office:value-type="string">
            <text:p text:style-name="Table_20_Contents">10<text:span text:style-name="T10">0$</text:span></text:p>
          </table:table-cell>
        </table:table-row>
        <table:table-row>
          <table:table-cell table:style-name="Таблица5.A9" office:value-type="string">
            <text:p text:style-name="Table_20_Contents">Итого</text:p>
          </table:table-cell>
          <table:table-cell table:style-name="Таблица5.B9" office:value-type="string">
            <text:p text:style-name="P3">3 100$</text:p>
          </table:table-cell>
        </table:table-row>
      </table:table>
      <text:p text:style-name="Text_20_body">План продаж на <text:span text:style-name="T10">2</text:span>4 месяца с учетом сезонности, прогноз эффективности инвестиций и расчет экономических показателей бизнеса представлен в финансовой модели.</text:p>
      <text:h text:style-name="Heading_20_2" text:outline-level="2">8. Факторы риска</text:h>
      <text:p text:style-name="Text_20_body">К факторам риска можно отнести несколько моментов:</text:p>
      <text:list xml:id="list1436844518" text:style-name="L4">
        <text:list-item>
          <text:p text:style-name="P17">Недостаток инвестиций при запуске проекта, которые просчитываются индивидуально, отталкиваясь от исходных данных нового франчайзи.</text:p>
        </text:list-item>
        <text:list-item>
          <text:p text:style-name="P10">Уход от предложенной стратегии и бизнес модели, желание «изобретать велосипед», франшиза подразумевает четкое соблюдение всех рекомендаций куратора и чёткую работу по бизнес модели.</text:p>
        </text:list-item>
      </text:list>
      <text:p text:style-name="Text_20_body">Самым основным риском и в то же время гарантией бизнеса является четкое следование передаваемой партнеру бизнес-модели. В ней учтены все нюансы и стратегии ведения данного бизнеса и направлена она на получение прибыли партнером в кратчайшие сроки. Отклонение от нее может привести к тому, что бизнес будет развиваться дольше указанных сроков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Open Sans1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25:17.026047904</meta:creation-date>
    <dc:date>2020-01-03T02:46:49.401888979</dc:date>
    <meta:editing-duration>PT13M59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4" meta:paragraph-count="189" meta:word-count="889" meta:character-count="6069" meta:non-whitespace-character-count="5364"/>
  </office:meta>
</office:document-meta>
</file>